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27.7cm" table:align="margins"/>
    </style:style>
    <style:style style:name="Tableau1.A" style:family="table-column">
      <style:table-column-properties style:column-width="9.234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background-color="#ffff66" fo:padding="0.097cm" fo:border-left="0.002cm solid #000000" fo:border-right="none" fo:border-top="none" fo:border-bottom="0.002cm solid #000000">
        <style:background-image/>
      </style:table-cell-properties>
    </style:style>
    <style:style style:name="Tableau1.C2" style:family="table-cell">
      <style:table-cell-properties fo:background-color="#ffff66" fo:padding="0.097cm" fo:border-left="0.002cm solid #000000" fo:border-right="0.002cm solid #000000" fo:border-top="none" fo:border-bottom="0.002cm solid #000000">
        <style:background-image/>
      </style:table-cell-properties>
    </style:style>
    <style:style style:name="Tableau2" style:family="table">
      <style:table-properties style:width="27.677cm" fo:margin-left="0.032cm" fo:margin-right="-0.009cm" table:align="margins"/>
    </style:style>
    <style:style style:name="Tableau2.A" style:family="table-column">
      <style:table-column-properties style:column-width="9.209cm" style:rel-column-width="21804*"/>
    </style:style>
    <style:style style:name="Tableau2.B" style:family="table-column">
      <style:table-column-properties style:column-width="9.236cm" style:rel-column-width="21867*"/>
    </style:style>
    <style:style style:name="Tableau2.C" style:family="table-column">
      <style:table-column-properties style:column-width="9.234cm" style:rel-column-width="21864*"/>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background-color="#ccccff" fo:padding="0.097cm" fo:border-left="0.002cm solid #000000" fo:border-right="none" fo:border-top="none" fo:border-bottom="0.002cm solid #000000">
        <style:background-image/>
      </style:table-cell-properties>
    </style:style>
    <style:style style:name="Tableau2.C2"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bleau3" style:family="table">
      <style:table-properties style:width="27.7cm" table:align="margins"/>
    </style:style>
    <style:style style:name="Tableau3.A" style:family="table-column">
      <style:table-column-properties style:column-width="9.234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background-color="#996633" fo:padding="0.097cm" fo:border-left="0.002cm solid #000000" fo:border-right="none" fo:border-top="none" fo:border-bottom="0.002cm solid #000000">
        <style:background-image/>
      </style:table-cell-properties>
    </style:style>
    <style:style style:name="Tableau3.C2" style:family="table-cell">
      <style:table-cell-properties fo:background-color="#996633" fo:padding="0.097cm" fo:border-left="0.002cm solid #000000" fo:border-right="0.002cm solid #000000" fo:border-top="none" fo:border-bottom="0.002cm solid #000000">
        <style:background-image/>
      </style:table-cell-properties>
    </style:style>
    <style:style style:name="Table1" style:family="table">
      <style:table-properties style:width="27.7cm" table:align="margins"/>
    </style:style>
    <style:style style:name="Table1.A" style:family="table-column">
      <style:table-column-properties style:column-width="9.234cm" style:rel-column-width="21845*"/>
    </style:style>
    <style:style style:name="Table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ff"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C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2" style:family="table">
      <style:table-properties style:width="27.7cm" table:align="margins"/>
    </style:style>
    <style:style style:name="Table2.A" style:family="table-column">
      <style:table-column-properties style:column-width="9.234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Feature">
      <style:paragraph-properties fo:break-before="page"/>
      <style:text-properties fo:font-size="18pt" fo:font-weight="bold" style:font-size-asian="18pt" style:font-weight-asian="bold" style:font-size-complex="18pt" style:font-weight-complex="bold"/>
    </style:style>
    <style:style style:name="P2" style:family="paragraph" style:parent-style-name="Table_20_Contents">
      <style:text-properties fo:language="fr" fo:country="FR"/>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paragraph-properties fo:break-before="page"/>
      <style:text-properties fo:font-size="18pt" fo:font-weight="bold" style:font-size-asian="18pt" style:font-weight-asian="bold" style:font-size-complex="18pt" style:font-weight-complex="bold"/>
    </style:style>
    <style:style style:name="P5" style:family="paragraph" style:parent-style-name="Table_20_Contents">
      <style:text-properties fo:language="en" fo:country="GB"/>
    </style:style>
    <style:style style:name="T1" style:family="text">
      <style:text-properties fo:language="en" fo:country="GB"/>
    </style:style>
    <style:style style:name="T2" style:family="text">
      <style:text-properties fo:language="en" fo:country="G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lc </text:p>
      <table:table table:name="Tableau1" table:style-name="Tableau1">
        <table:table-column table:style-name="Tableau1.A" table:number-columns-repeated="3"/>
        <table:table-header-rows>
          <table:table-row>
            <table:table-cell table:style-name="Tableau1.A1" office:value-type="string">
              <text:p text:style-name="entêtetab">Nom de la fonctionnalité</text:p>
            </table:table-cell>
            <table:table-cell table:style-name="Tableau1.A1" office:value-type="string">
              <text:p text:style-name="entêtetab">Description</text:p>
            </table:table-cell>
            <table:table-cell table:style-name="Tableau1.C1" office:value-type="string">
              <text:p text:style-name="entêtetab">Specs/cws</text:p>
            </table:table-cell>
          </table:table-row>
        </table:table-header-rows>
        <table:table-row>
          <table:table-cell table:style-name="Tableau1.A2" office:value-type="string">
            <text:p text:style-name="Table_20_Contents">Export CSV </text:p>
          </table:table-cell>
          <table:table-cell table:style-name="Tableau1.A2" office:value-type="string">
            <text:p text:style-name="P2">L'export au format de fichier Comma Separated Value (CSV) comporte maintenant une option permettant de sélectionner si les données doivent être exportées <text:s/>au format nombre ou si le contenu des lignes doit être exporté comme il l'était avant. Le comportement par défaut est d'exporter comme affiché. <text:s/></text:p>
            <text:p text:style-name="P2">Notez qu'en fonction du format de nombre appliqué, cela peut produire des données qui ne seront plus interprétées comme numériques lors de l'export. Si c'est le cas et que cette fonctionnalité est requise, décocher l'option. <text:s/></text:p>
          </table:table-cell>
          <table:table-cell table:style-name="Tableau1.C2" office:value-type="string">
            <text:p text:style-name="Table_20_Contents"><text:a xlink:type="simple" xlink:href="http://specs.openoffice.org/calc/filters/csv/save-to-csv.odt">http://specs.openoffice.org/calc/filters/csv/save-to-csv.odt</text:a> </text:p>
            <text:p text:style-name="Table_20_Contents"/>
            <text:p text:style-name="Table_20_Contents">cws : dr46</text:p>
          </table:table-cell>
        </table:table-row>
        <table:table-row>
          <table:table-cell table:style-name="Tableau1.A2" office:value-type="string">
            <text:p text:style-name="Table_20_Contents">Aperçu -&gt; Esc</text:p>
          </table:table-cell>
          <table:table-cell table:style-name="Tableau1.A2" office:value-type="string">
            <text:p text:style-name="P2">L'aperçu avant impression d'une feuille de calcul peut être quitté avec la touche ESC.</text:p>
          </table:table-cell>
          <table:table-cell table:style-name="Tableau1.C2" office:value-type="string">
            <text:p text:style-name="Table_20_Contents">cws : os77</text:p>
          </table:table-cell>
        </table:table-row>
        <table:table-row>
          <table:table-cell table:style-name="Tableau1.A2" office:value-type="string">
            <text:p text:style-name="Table_20_Contents">Nom des objets de dessin</text:p>
          </table:table-cell>
          <table:table-cell table:style-name="Tableau1.A2" office:value-type="string">
            <text:p text:style-name="P2">En plus des images, des objets OLE et des groupes, les autres objets de dessins peuvent maintenant être nommés dans Calc. L'entrée "Nommer l'objet" <text:s/>est présente dans le menu contextuel sous "Position et taille" (et <text:s/>"Taille originale" quand disponible) pour tous les types d'objets. </text:p>
          </table:table-cell>
          <table:table-cell table:style-name="Tableau1.C2" office:value-type="string">
            <text:p text:style-name="Table_20_Contents"><text:a xlink:type="simple" xlink:href="http://specs.openoffice.org/appwide/accessibility/Naming_Drawing_Objects_in_Writer_and_Calc.odt">http://specs.openoffice.org/appwide/accessibility/Naming_Drawing_Objects_in_Writer_and_Calc.odt</text:a></text:p>
          </table:table-cell>
        </table:table-row>
      </table:table>
      <text:p text:style-name="Standard"/>
      <text:p text:style-name="P3">Writer</text:p>
      <text:p text:style-name="Standard"/>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entêtetab">Nom de la fonctionnalité</text:p>
            </table:table-cell>
            <table:table-cell table:style-name="Tableau2.A1" office:value-type="string">
              <text:p text:style-name="entêtetab">Description</text:p>
            </table:table-cell>
            <table:table-cell table:style-name="Tableau2.C1" office:value-type="string">
              <text:p text:style-name="entêtetab">Specs/cws</text:p>
            </table:table-cell>
          </table:table-row>
        </table:table-header-rows>
        <table:table-row>
          <table:table-cell table:style-name="Tableau2.A2" office:value-type="string">
            <text:p text:style-name="Table_20_Contents">Garder avec le prochain attribut pour les lignes de tableau</text:p>
          </table:table-cell>
          <table:table-cell table:style-name="Tableau2.A2" office:value-type="string">
            <text:p text:style-name="P2">Une nouvelle option de compatibilité (non-UI) "TableRowKeep" a été ajoutée à Writer. Si cette option est activée, une ligne de tableau peut être forcée à rester jointe à la ligne suivante en sélectionnant le paramètre "garder avec l'attribut suivant" au premier paragraphe de la première cellule de cette ligne. Si cette ligne est la dernière du tableau, la dernière ligne tentera de rester jointe au contenu du tableau. </text:p>
            <text:p text:style-name="P2">Cette option de compatibilité est désactivée par défaut et activée pendant l'import ww8/rtf.</text:p>
          </table:table-cell>
          <table:table-cell table:style-name="Tableau2.C2" office:value-type="string">
            <text:p text:style-name="Table_20_Contents">cws : rowkeep</text:p>
          </table:table-cell>
        </table:table-row>
        <table:table-row>
          <table:table-cell table:style-name="Tableau2.A2" office:value-type="string">
            <text:p text:style-name="Table_20_Contents">Ne pas prendre en compte les espaces et les tabulations dans la taille de la ligne</text:p>
          </table:table-cell>
          <table:table-cell table:style-name="Tableau2.A2" office:value-type="string">
            <text:p text:style-name="P2">Une nouvelle option de compatibilité (non-UI) <text:s/>"IgnoreTabsAndBlanksForLineCalculation" a été ajoutée aux documents Writer. Si cette option est active, la taille des tabulation et des espaces ne contribue pas au calcul de la taille de la ligne. </text:p>
            <text:p text:style-name="P2">Cette option de compatibilité est désactivée par défaut et activé lors de l'import ww8/rtf. </text:p>
          </table:table-cell>
          <table:table-cell table:style-name="Tableau2.C2" office:value-type="string">
            <text:p text:style-name="Table_20_Contents">cws : swgbf57</text:p>
          </table:table-cell>
        </table:table-row>
        <table:table-row>
          <table:table-cell table:style-name="Tableau2.A2" office:value-type="string">
            <text:p text:style-name="Table_20_Contents">Nom des objets de dessin. </text:p>
          </table:table-cell>
          <table:table-cell table:style-name="Tableau2.A2" office:value-type="string">
            <text:p text:style-name="P2">Tous les types d'objets de dessin peuvent maintenant être nommés. </text:p>
          </table:table-cell>
          <table:table-cell table:style-name="Tableau2.C2" office:value-type="string">
            <text:p text:style-name="Table_20_Contents"><text:a xlink:type="simple" xlink:href="http://specs.openoffice.org/appwide/accessibility/Naming_Drawing_Objects_in_Writer_and_Calc.odt">http://specs.openoffice.org/appwide/accessibility/Naming_Drawing_Objects_in_Writer_and_Calc.odt</text:a></text:p>
            <text:p text:style-name="Table_20_Contents">cw : swally203</text:p>
          </table:table-cell>
        </table:table-row>
      </table:table>
      <text:p text:style-name="Standard"/>
      <text:p text:style-name="Standard"/>
      <text:p text:style-name="Standard"/>
      <text:p text:style-name="Standard"/>
      <text:p text:style-name="P3">DBA</text:p>
      <text:p text:style-name="Standard"/>
      <table:table table:name="Tableau3" table:style-name="Tableau3">
        <table:table-column table:style-name="Tableau3.A" table:number-columns-repeated="3"/>
        <table:table-header-rows>
          <table:table-row>
            <table:table-cell table:style-name="Tableau3.A1" office:value-type="string">
              <text:p text:style-name="entêtetab">Nom de la fonctionnalité</text:p>
            </table:table-cell>
            <table:table-cell table:style-name="Tableau3.A1" office:value-type="string">
              <text:p text:style-name="entêtetab">Description</text:p>
            </table:table-cell>
            <table:table-cell table:style-name="Tableau3.C1" office:value-type="string">
              <text:p text:style-name="entêtetab">Specs/cws</text:p>
            </table:table-cell>
          </table:table-row>
        </table:table-header-rows>
        <table:table-row>
          <table:table-cell table:style-name="Tableau3.A2" office:value-type="string">
            <text:p text:style-name="Table_20_Contents">Les fichiers Text/csv peuvent être lus avec un encodage UTF-8</text:p>
          </table:table-cell>
          <table:table-cell table:style-name="Tableau3.A2" office:value-type="string">
            <text:p text:style-name="P2">Les bases de données Text/csv peuvent maintenant utiliser l'encodage <text:s/>UTF-8. Ce qui signifie que si vous disposez d'un fichier texte au format .csv encodé en UTF-8 et que vous souhaitez que Base le lise, vous pouvez maintenant le choisir sous Édition/Base de données/Propriété/Encodage de caractères.</text:p>
          </table:table-cell>
          <table:table-cell table:style-name="Tableau3.C2" office:value-type="string">
            <text:p text:style-name="Table_20_Contents">cws : dba203b</text:p>
          </table:table-cell>
        </table:table-row>
        <table:table-row>
          <table:table-cell table:style-name="Tableau3.A2" office:value-type="string">
            <text:p text:style-name="Table_20_Contents">Assistant "Copier des tables", <text:s/>"Joindre les données" au lieu de "Attacher les données"</text:p>
            <text:p text:style-name="Table_20_Contents">[En français la traduction est déjà présente et ne devrait pas changer]</text:p>
          </table:table-cell>
          <table:table-cell table:style-name="Tableau3.A2" office:value-type="string">
            <text:p text:style-name="P2">Dans l'assistant <text:s/>"Copier des tables", à la première étape, le bouton radio "Attacher des données" a été renommé "Joindre des données".</text:p>
          </table:table-cell>
          <table:table-cell table:style-name="Tableau3.C2" office:value-type="string">
            <text:p text:style-name="Table_20_Contents"/>
          </table:table-cell>
        </table:table-row>
      </table:table>
      <text:p text:style-name="Standard"/>
      <text:p text:style-name="P3">Impress</text:p>
      <text:p text:style-name="Standard">Pas d'ajout de fonctionnalités.</text:p>
      <text:p text:style-name="P4">Général </text:p>
      <text:p text:style-name="P3"/>
      <table:table table:name="Table1" table:style-name="Table1">
        <table:table-column table:style-name="Table1.A" table:number-columns-repeated="3"/>
        <table:table-header-rows>
          <table:table-row>
            <table:table-cell table:style-name="Table1.A1" office:value-type="string">
              <text:p text:style-name="entêtetab">Nom de la fonctionnalité</text:p>
            </table:table-cell>
            <table:table-cell table:style-name="Table1.A1" office:value-type="string">
              <text:p text:style-name="entêtetab">Description</text:p>
            </table:table-cell>
            <table:table-cell table:style-name="Table1.C1" office:value-type="string">
              <text:p text:style-name="entêtetab">Specs/cws</text:p>
            </table:table-cell>
          </table:table-row>
        </table:table-header-rows>
        <table:table-row>
          <table:table-cell table:style-name="Table1.A2" office:value-type="string">
            <text:p text:style-name="Table_20_Contents">Export PDF</text:p>
          </table:table-cell>
          <table:table-cell table:style-name="Table1.A2" office:value-type="string">
            <text:p text:style-name="Table_20_Contents">Une nouvelle fonction concernant l'application PDF sera disponible dans la fenêtre de dialogue d'export PDF. La fenêtre de dialogue comportera deux nouveaux onglets qui détermineront comment le document doit se comporter à l'ouverture et à l'affichage. </text:p>
          </table:table-cell>
          <table:table-cell table:style-name="Table1.C2" office:value-type="string">
            <text:p text:style-name="Table_20_Contents"><text:a xlink:type="simple" xlink:href="http://specs.openoffice.org/appwide/pdf_export/PDFExportDialog.odt">http://specs.openoffice.org/appwide/pdf_export/PDFExportDialog.odt</text:a> </text:p>
            <text:p text:style-name="Table_20_Contents"/>
            <text:p text:style-name="Table_20_Contents">cws: pdfexportimprove</text:p>
          </table:table-cell>
        </table:table-row>
        <table:table-row>
          <table:table-cell table:style-name="Table1.A2" office:value-type="string">
            <text:p text:style-name="Table_20_Contents">Support du format MS file pour "Envoyer - Document par e-mail"</text:p>
          </table:table-cell>
          <table:table-cell table:style-name="Table1.A2" office:value-type="string">
            <text:p text:style-name="Table_20_Contents">L'option "Envoyer" du menu Fichier va être étendue pour les modules suivants. La nouvelle option créera une pièce jointe utilisant les formats de fichiers par défaut de Microsoft Office.</text:p>
            <text:p text:style-name="Table_20_Contents">Writer: Document Microsoft Word en pièce jointe</text:p>
            <text:p text:style-name="Table_20_Contents">Calc: Document Microsoft Excel en pièce jointe</text:p>
            <text:p text:style-name="Table_20_Contents">Impress: Document Microsoft PowerPoint en pièce jointe</text:p>
          </table:table-cell>
          <table:table-cell table:style-name="Table1.C2" office:value-type="string">
            <text:p text:style-name="Table_20_Contents"><text:a xlink:type="simple" xlink:href="http://specs.openoffice.org/appwide/send_document_as_email/send_document_as_e-mail_-_ms_file_format_support.odt">http://specs.openoffice.org/appwide/send_document_as_email/send_document_as_e-mail_-_ms_file_format_support.odt</text:a></text:p>
            <text:p text:style-name="Table_20_Contents"/>
            <text:p text:style-name="Table_20_Contents">cws: fwk36</text:p>
          </table:table-cell>
        </table:table-row>
        <table:table-row>
          <table:table-cell table:style-name="Table1.A2" office:value-type="string">
            <text:p text:style-name="Table_20_Contents">Export de bibliothèques dans le Basic IDE</text:p>
          </table:table-cell>
          <table:table-cell table:style-name="Table1.A2" office:value-type="string">
            <text:p text:style-name="Table_20_Contents">La fonction d'export de bibliothèques Basic est placée sous l'onglet Bibliothèques de l'organiseur de macros (menu Outils/Macros/Gérer les macros/OpenOffice.org Basic" bouton "Gérer" onglet "Bibliothèques". Un bouton d'export appelle une fenêtre de dialogue qui permet un choix entre exporter comme un package (.uno.pkg qui sera utilisé avec Outils/Gestionnaire de package) ou comme une bibliothèque au format interne BASIC (comme fichier contenant les modules et les dialogues en simple xml). </text:p>
          </table:table-cell>
          <table:table-cell table:style-name="Table1.C2" office:value-type="string">
            <text:p text:style-name="Table_20_Contents"><text:a xlink:type="simple" xlink:href="http://specs.openoffice.org/ide/BasicLibraryExportSpec.odt">http://specs.openoffice.org/ide/BasicLibraryExportSpec.odt</text:a></text:p>
            <text:p text:style-name="Table_20_Contents"/>
            <text:p text:style-name="Table_20_Contents">cws: ab20lib</text:p>
          </table:table-cell>
        </table:table-row>
        <table:table-row>
          <table:table-cell table:style-name="Table1.A2" office:value-type="string">
            <text:p text:style-name="Table_20_Contents">Le texte de l'en-tête de colonne de remplacement de police a été modifié</text:p>
          </table:table-cell>
          <table:table-cell table:style-name="Table1.A2" office:value-type="string">
            <text:p text:style-name="Table_20_Contents">Le texte de la seconde en-tête de colonne de l'option de remplacement de police a été modifié de "Écran" à "Écran seulement".</text:p>
          </table:table-cell>
          <table:table-cell table:style-name="Table1.C2" office:value-type="string">
            <text:p text:style-name="Table_20_Contents">cws: toolbarbehavior</text:p>
          </table:table-cell>
        </table:table-row>
        <table:table-row>
          <table:table-cell table:style-name="Table1.A2" office:value-type="string">
            <text:p text:style-name="Table_20_Contents">Chemins critiques retirés dans Outils - Options - OpenOffice.org - Chemins</text:p>
          </table:table-cell>
          <table:table-cell table:style-name="Table1.A2" office:value-type="string">
            <text:p text:style-name="Table_20_Contents">Tous les chemins, sauf 5, ont été retirés du menu Options. Les utilisateurs expérimentés peuvent toujours modifier le chemin en éditant le fichier de configuration. Les chemins restants sont : Sauvegardes, Gallery, Images, Fichiers temporaires et Mes documents.</text:p>
          </table:table-cell>
          <table:table-cell table:style-name="Table1.C2" office:value-type="string">
            <text:p text:style-name="Table_20_Contents"><text:a xlink:type="simple" xlink:href="http://specs.openoffice.org/appawide/options_settings/OOoPaths.odt">http://specs.openoffice.org/appawide/options_settings/OOoPaths.odt</text:a></text:p>
            <text:p text:style-name="Table_20_Contents"/>
            <text:p text:style-name="Table_20_Contents">cws: pb14</text:p>
          </table:table-cell>
        </table:table-row>
        <table:table-row>
          <table:table-cell table:style-name="Table1.A2" office:value-type="string">
            <text:p text:style-name="Table_20_Contents">Modification du mode de fermeture et nouvelle fonctionnalité des barres d'outils contextuelles. </text:p>
          </table:table-cell>
          <table:table-cell table:style-name="Table1.A2" office:value-type="string">
            <text:p text:style-name="Table_20_Contents">1.La fermeture d'une barre d'outils contextuelle est temporaire, ce qui signifie que la barre d'outils sera de nouveau présente si le contexte est activé.</text:p>
            <text:p text:style-name="Table_20_Contents">2. Une barre d'outils contextuelle peut être fermée de façon permanent à travers le menu Afficher/Barre d'outils. Ce menu peut également être utilisé pour activer la barre d'outils contextuelle.</text:p>
            <text:p text:style-name="Table_20_Contents">3. Une nouvelle option de menu "Rétablir" sera disponible à partir du menu Afficher/Barre d'outils. Cela rétablira la visibilité de toutes les barres d'outils contextuelles comme elles l'étaient par défaut (visibles). </text:p>
            <text:p text:style-name="Table_20_Contents">4. L'utilisateur pourra fermer une barre d'outils ancrée à partir d'un menu contextuel. Il y aura une option de menu appelé "Fermer la barre d'outils". La fermeture se fera de la même façon qu'à travers le menu.</text:p>
          </table:table-cell>
          <table:table-cell table:style-name="Table1.C2" office:value-type="string">
            <text:p text:style-name="Table_20_Contents"><text:a xlink:type="simple" xlink:href="http://specs.openoffice.org/ui_in_general/toolbars/openoffice_org_toolbar_spec.odt">http://specs.openoffice.org/ui_in_general/toolbars/openoffice_org_toolbar_spec.odt</text:a></text:p>
            <text:p text:style-name="Table_20_Contents"/>
            <text:p text:style-name="Table_20_Contents">cws: toolbarbehavior</text:p>
          </table:table-cell>
        </table:table-row>
        <table:table-row>
          <table:table-cell table:style-name="Table1.A2" office:value-type="string">
            <text:p text:style-name="Table_20_Contents">Mise à jour en ligne</text:p>
          </table:table-cell>
          <table:table-cell table:style-name="Table1.A2" office:value-type="string">
            <text:p text:style-name="Table_20_Contents">Pour aider les utilisateurs à avoir la dernière version d'OpenOffice.org facilement, nous ajoutons une nouvelle option "Vérifier les mises à jour" dans le menu d'aide. Le mécanisme de vérification n'est disponible que pour les versions fournies par Hamburg. </text:p>
            <text:p text:style-name="Table_20_Contents">L'option récupérera l'information de version d'OpenOffice.org installé et enverra les données à un URL définit par "UpdateURL". Si une nouvelle version est disponible, il renverra un <text:s/>URL pointant sur la page de téléchargement. L'utilisateur pourra télécharger la dernière version. Si aucune nouvelle version n'est disponible "Pas de nouvelle mise à jour" sera affiché dans une fenêtre de dialogue. </text:p>
          </table:table-cell>
          <table:table-cell table:style-name="Table1.C2" office:value-type="string">
            <text:p text:style-name="Table_20_Contents"><text:a xlink:type="simple" xlink:href="http://specs.openoffice.org/appwide/onlineupdate/Software_Update.odt">http://specs.openoffice.org/appwide/onlineupdate/Software_Update.odt</text:a></text:p>
            <text:p text:style-name="Table_20_Contents"/>
            <text:p text:style-name="Table_20_Contents"/>
          </table:table-cell>
        </table:table-row>
        <table:table-row>
          <table:table-cell table:style-name="Table1.A2" office:value-type="string">
            <text:p text:style-name="Table_20_Contents">Import/Export de variables de document personnalisées </text:p>
          </table:table-cell>
          <table:table-cell table:style-name="Table1.A2" office:value-type="string">
            <text:p text:style-name="Table_20_Contents">Les variables personnalisées de document sont maintenant importées des fichiers de format Microsoft (Word, Excel, PowerPoint). Les variables de document personnalisées peuvent être insérées dans l'application Microsoft Office via Fichier -&gt; Propriétés -&gt; Personnalisé. A l'import, ces variables sont stockées dans le conteneur de propriété DocumentInfo. Elle peuvent être reçues dans le basic de OOo par exemple avec ThisComponent.DocumentInfo.getPropertyValue(''custom-name''). Tous les types de propriétés disponible dans MS Office sont supportés : String Number (signed 32-bit integer) Boolean DateTime. L'export au format de fichier MS fonctionne également.</text:p>
          </table:table-cell>
          <table:table-cell table:style-name="Table1.C2" office:value-type="string">
            <text:p text:style-name="Table_20_Contents">Issue <text:a xlink:type="simple" xlink:href="http://www.openoffice.org/issues/show_bug.cgi?id=64516">64516</text:a> </text:p>
          </table:table-cell>
        </table:table-row>
        <table:table-row>
          <table:table-cell table:style-name="Table1.A2" office:value-type="string">
            <text:p text:style-name="Table_20_Contents">Amélioration des performances dans Calc</text:p>
          </table:table-cell>
          <table:table-cell table:style-name="Table1.A2" office:value-type="string">
            <text:p text:style-name="Table_20_Contents">Dans Calc, plusieurs issues ont été corrigées qui permettent une amélioration moyenne de 23% des performances </text:p>
          </table:table-cell>
          <table:table-cell table:style-name="Table1.C2" office:value-type="string">
            <text:p text:style-name="Table_20_Contents">cws calcperf02</text:p>
          </table:table-cell>
        </table:table-row>
        <table:table-row>
          <table:table-cell table:style-name="Table1.A2" office:value-type="string">
            <text:p text:style-name="Table_20_Contents">Amélioration des performances au démarrage</text:p>
          </table:table-cell>
          <table:table-cell table:style-name="Table1.A2" office:value-type="string">
            <text:p text:style-name="Table_20_Contents">Plusieurs tâches ont permis d'améliorer les perfomances de la suite au démarrage.</text:p>
          </table:table-cell>
          <table:table-cell table:style-name="Table1.C2" office:value-type="string">
            <text:p text:style-name="Table_20_Contents">cws perform07</text:p>
          </table:table-cell>
        </table:table-row>
      </table:table>
      <text:p text:style-name="P3"/>
      <text:p text:style-name="P3"/>
      <text:p text:style-name="P3"/>
      <text:p text:style-name="P3"/>
      <text:p text:style-name="P3">Scripting</text:p>
      <text:p text:style-name="P3"/>
      <table:table table:name="Table2" table:style-name="Table2">
        <table:table-column table:style-name="Table2.A" table:number-columns-repeated="3"/>
        <table:table-header-rows>
          <table:table-row>
            <table:table-cell table:style-name="Table2.A1" office:value-type="string">
              <text:p text:style-name="entêtetab">Nom de la fonctionnalité</text:p>
            </table:table-cell>
            <table:table-cell table:style-name="Table2.A1" office:value-type="string">
              <text:p text:style-name="entêtetab">Description</text:p>
            </table:table-cell>
            <table:table-cell table:style-name="Table2.C1" office:value-type="string">
              <text:p text:style-name="entêtetab">Specs/cws</text:p>
            </table:table-cell>
          </table:table-row>
        </table:table-header-rows>
        <table:table-row>
          <table:table-cell table:style-name="Table2.A2" office:value-type="string">
            <text:p text:style-name="Table_20_Contents">Mode cellule seule pour la sélection d'une plage</text:p>
          </table:table-cell>
          <table:table-cell table:style-name="Table2.A2" office:value-type="string">
            <text:p text:style-name="Table_20_Contents">La séquence du paramètre com.sun.star.sheet.RangeSelectionArguments pour l'appel de <text:s/>startRangeSelection call de com.sun.star.sheet.XRangeSelection peut maintenant contenir une propriété booléenne optionnelle "SingleCellMode". Si cette propriété est donnée et a pour valeur VRAI, une seule cellule sera donnée comme résultat de la plage sélectionnée. </text:p>
            <text:p text:style-name="Table_20_Contents">Merci à <text:s/>Kohei Yoshida pour avoir fourni le patch.</text:p>
          </table:table-cell>
          <table:table-cell table:style-name="Table2.C2" office:value-type="string">
            <text:p text:style-name="Table_20_Contents">cws: calc36</text:p>
          </table:table-cell>
        </table:table-row>
        <table:table-row>
          <table:table-cell table:style-name="Table2.A2" office:value-type="string">
            <text:p text:style-name="Table_20_Contents">Alt+F11 pour l'ouverture du dialogue des Macros</text:p>
          </table:table-cell>
          <table:table-cell table:style-name="Table2.A2" office:value-type="string">
            <text:p text:style-name="Table_20_Contents">Alt+F11 permet d'ouvrir la boîte de dialobue d'édition des macros</text:p>
          </table:table-cell>
          <table:table-cell table:style-name="Table2.C2" office:value-type="string">
            <text:p text:style-name="Table_20_Contents"><text:span text:style-name="T1">Issue </text:span><text:a xlink:type="simple" xlink:href="http://www.openoffice.org/issues/show_bug.cgi?id=29138"><text:span text:style-name="T2">29138</text:span></text:a> </text:p>
          </table:table-cell>
        </table:table-row>
        <table:table-row>
          <table:table-cell table:style-name="Table2.A2" office:value-type="string">
            <text:p text:style-name="Table_20_Contents">Interopérabilité VBA</text:p>
          </table:table-cell>
          <table:table-cell table:style-name="Table2.A2" office:value-type="string">
            <text:p text:style-name="Table_20_Contents">Permettre au Basic de prendre en compte certaines méthodes comme la syntaxe des objets qui le permettent </text:p>
          </table:table-cell>
          <table:table-cell table:style-name="Table2.C2" office:value-type="string">
            <text:p text:style-name="Table_20_Contents"><text:span text:style-name="T1">Issue </text:span><text:a xlink:type="simple" xlink:href="http://www.openoffice.org/issues/show_bug.cgi?id=64396"><text:span text:style-name="T2">64396</text:span></text:a><text:span text:style-name="T1"> </text:span></text:p>
          </table:table-cell>
        </table:table-row>
        <table:table-row>
          <table:table-cell table:style-name="Table2.A2" office:value-type="string">
            <text:p text:style-name="Table_20_Contents">Interopérabilité VBA</text:p>
          </table:table-cell>
          <table:table-cell table:style-name="Table2.A2" office:value-type="string">
            <text:p text:style-name="Table_20_Contents">Permettre la fonction Array d'honorer les paramètres de OptionBase lorsque le support pour OptonBase est activé. </text:p>
          </table:table-cell>
          <table:table-cell table:style-name="Table2.C2" office:value-type="string">
            <text:p text:style-name="Table_20_Contents"><text:span text:style-name="T1">Issue </text:span><text:a xlink:type="simple" xlink:href="http://www.openoffice.org/issues/show_bug.cgi?id=64394"><text:span text:style-name="T2">64394</text:span></text:a></text:p>
          </table:table-cell>
        </table:table-row>
        <table:table-row>
          <table:table-cell table:style-name="Table2.A2" office:value-type="string">
            <text:p text:style-name="Table_20_Contents">Interopérabilité VBA</text:p>
          </table:table-cell>
          <table:table-cell table:style-name="Table2.A2" office:value-type="string">
            <text:p text:style-name="Table_20_Contents">Il y a une nouvelle option pour le Basic ''Option VBA Support '' pour permettre l'interopérabilité VBA (pour les macros) lors de l'import à partir de MS Office, cette option sera paramétrée</text:p>
          </table:table-cell>
          <table:table-cell table:style-name="Table2.C2" office:value-type="string">
            <text:p text:style-name="Table_20_Contents"><text:span text:style-name="T1">Issue </text:span><text:a xlink:type="simple" xlink:href="http://www.openoffice.org/issues/show_bug.cgi?id=64316"><text:span text:style-name="T2">64316</text:span></text:a></text:p>
          </table:table-cell>
        </table:table-row>
        <table:table-row>
          <table:table-cell table:style-name="Table2.A2" office:value-type="string">
            <text:p text:style-name="Table_20_Contents">Interopérabilité VBA</text:p>
          </table:table-cell>
          <table:table-cell table:style-name="Table2.A2" office:value-type="string">
            <text:p text:style-name="Table_20_Contents">Ajouter une fonction d'exécution qui permet aux deux paramètres d'interopérabilité existants en basic d'être activés, ex : une Module Option qui peut être (dés)activée via ''OptionVBASupport 1'', OptionVBASupport 0''</text:p>
          </table:table-cell>
          <table:table-cell table:style-name="Table2.C2" office:value-type="string">
            <text:p text:style-name="P5">Issue <text:a xlink:type="simple" xlink:href="http://www.openoffice.org/issues/show_bug.cgi?id=64315">64315</text:a></text:p>
          </table:table-cell>
        </table:table-row>
        <table:table-row>
          <table:table-cell table:style-name="Table2.A2" office:value-type="string">
            <text:p text:style-name="Table_20_Contents">Support des barres d'outils complexes dans les add -ons.</text:p>
          </table:table-cell>
          <table:table-cell table:style-name="Table2.A2" office:value-type="string">
            <text:p text:style-name="Table_20_Contents">La premire partie est maintenant implémentée :</text:p>
            <text:p text:style-name="Table_20_Contents">- listes combinées</text:p>
            <text:p text:style-name="Table_20_Contents">- boutons à bascule</text:p>
            <text:p text:style-name="Table_20_Contents">- bouton à bascule avec menu déroulant</text:p>
            <text:p text:style-name="Table_20_Contents">- bouton de menu déroulant</text:p>
            <text:p text:style-name="Table_20_Contents">- simple bouton avec mise à jour du statut</text:p>
          </table:table-cell>
          <table:table-cell table:style-name="Table2.C2" office:value-type="string">
            <text:p text:style-name="P5">Issue <text:a xlink:type="simple" xlink:href="http://www.openoffice.org/issues/show_bug.cgi?id=64501"><text:span text:style-name="T2">64501</text:span></text:a> </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ntêtetab" style:family="paragraph" style:parent-style-name="Table_20_Contents" style:master-page-name="">
      <style:paragraph-properties fo:text-align="center" style:justify-single-word="false" fo:background-color="#ffffcc">
        <style:background-image/>
      </style:paragraph-properties>
      <style:text-properties style:font-name="Arial1"/>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9.7cm" fo:page-height="21.001cm" style:num-format="1" style:print-orientation="landscape" fo:margin-top="1.499cm" fo:margin-bottom="1.499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eature" style:page-layout-name="pm2">
      <style:footer>
        <text:p text:style-name="Footer"><text:file-name text:display="name">203_newfeatures_FR</text:file-name><text:tab/>sgauti@openoffice.org<text:tab/><text:tab/><text:tab/><text:tab/><text:tab/><text:tab/><text:tab/><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9031</meta:generator>
    <meta:creation-date>2006-04-08T18:24:28</meta:creation-date>
    <dc:creator>Sophie Gautier</dc:creator>
    <dc:date>2006-05-29T18:23:11</dc:date>
    <dc:language>fr-FR</dc:language>
    <meta:editing-cycles>20</meta:editing-cycles>
    <meta:editing-duration>PT10H57M21S</meta:editing-duration>
    <meta:user-defined meta:name="Info 1"/>
    <meta:user-defined meta:name="Info 2"/>
    <meta:user-defined meta:name="Info 3"/>
    <meta:user-defined meta:name="Info 4"/>
    <meta:document-statistic meta:table-count="5" meta:image-count="0" meta:object-count="0" meta:page-count="8" meta:paragraph-count="121" meta:word-count="1446" meta:character-count="9760"/>
  </office:meta>
</office:document-meta>
</file>